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4F017C8D453DB636.png" manifest:media-type="image/png"/>
  <manifest:file-entry manifest:full-path="Pictures/10000000000004EF000003BF952D1BD1046599D5.png" manifest:media-type="image/png"/>
  <manifest:file-entry manifest:full-path="Pictures/10000000000004B10000038579E25F9B5AF80D31.png" manifest:media-type="image/png"/>
  <manifest:file-entry manifest:full-path="Pictures/10000000000004DD000003DBA1D19FC4AE2331D8.png" manifest:media-type="image/png"/>
  <manifest:file-entry manifest:full-path="Pictures/10000000000005BD000003FF725C37418E30643F.png" manifest:media-type="image/png"/>
  <manifest:file-entry manifest:full-path="Pictures/10000000000004B10000038546201518991991F5.png" manifest:media-type="image/png"/>
  <manifest:file-entry manifest:full-path="Pictures/10000000000004B100000385B5F4585E0F9EA30F.png" manifest:media-type="image/png"/>
  <manifest:file-entry manifest:full-path="Pictures/10000000000004B100000385ABE03AB66AF40C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cea5" officeooo:paragraph-rsid="0003ce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:</text:p>
      <text:p text:style-name="P1"><draw:frame draw:style-name="fr1" draw:name="Image1" text:anchor-type="paragraph" svg:x="-0.88cm" svg:y="0.337cm" svg:width="19.881cm" svg:height="12.425cm" draw:z-index="0"><draw:image xlink:href="Pictures/10000000000006900000041A4F017C8D453DB636.png" xlink:type="simple" xlink:show="embed" xlink:actuate="onLoad"/></draw:frame>K:</text:p>
      <text:p text:style-name="P1"><draw:frame draw:style-name="fr1" draw:name="Image2" text:anchor-type="paragraph" svg:x="-0.423cm" svg:y="4.392cm" svg:width="17cm" svg:height="12.753cm" draw:z-index="1"><draw:image xlink:href="Pictures/10000000000004B10000038579E25F9B5AF80D31.png" xlink:type="simple" xlink:show="embed" xlink:actuate="onLoad"/></draw:frame></text:p>
      <text:p text:style-name="P1"/>
      <text:p text:style-name="P1"><text:soft-page-break/>W:</text:p>
      <text:p text:style-name="P1"/>
      <text:p text:style-name="P1"><draw:frame draw:style-name="fr2" draw:name="Image3" text:anchor-type="paragraph" svg:width="17cm" svg:height="11.837cm" draw:z-index="2"><draw:image xlink:href="Pictures/10000000000005BD000003FF725C37418E30643F.png" xlink:type="simple" xlink:show="embed" xlink:actuate="onLoad"/></draw:frame>K:</text:p>
      <text:p text:style-name="P1"><draw:frame draw:style-name="fr1" draw:name="Image4" text:anchor-type="paragraph" svg:x="0.314cm" svg:y="0cm" svg:width="15.739cm" svg:height="11.807cm" draw:z-index="3"><draw:image xlink:href="Pictures/10000000000004B10000038546201518991991F5.png" xlink:type="simple" xlink:show="embed" xlink:actuate="onLoad"/></draw:frame></text:p>
      <text:p text:style-name="P1"><text:soft-page-break/>W:</text:p>
      <text:p text:style-name="P1"><draw:frame draw:style-name="fr2" draw:name="Image5" text:anchor-type="paragraph" svg:width="17cm" svg:height="13.476cm" draw:z-index="4"><draw:image xlink:href="Pictures/10000000000004DD000003DBA1D19FC4AE2331D8.png" xlink:type="simple" xlink:show="embed" xlink:actuate="onLoad"/></draw:frame><draw:frame draw:style-name="fr1" draw:name="Image6" text:anchor-type="paragraph" svg:x="-0.423cm" svg:y="14.102cm" svg:width="17cm" svg:height="12.753cm" draw:z-index="5"><draw:image xlink:href="Pictures/10000000000004B100000385B5F4585E0F9EA30F.png" xlink:type="simple" xlink:show="embed" xlink:actuate="onLoad"/></draw:frame>K:</text:p>
      <text:p text:style-name="P1"><text:soft-page-break/>W:</text:p>
      <text:p text:style-name="P1"><draw:frame draw:style-name="fr2" draw:name="Image7" text:anchor-type="paragraph" svg:width="17cm" svg:height="12.908cm" draw:z-index="6"><draw:image xlink:href="Pictures/10000000000004EF000003BF952D1BD1046599D5.png" xlink:type="simple" xlink:show="embed" xlink:actuate="onLoad"/></draw:frame>K:</text:p>
      <text:p text:style-name="P1"><draw:frame draw:style-name="fr1" draw:name="Image8" text:anchor-type="paragraph" svg:x="-0.136cm" svg:y="0.81cm" svg:width="17.328cm" svg:height="12.998cm" draw:z-index="7"><draw:image xlink:href="Pictures/10000000000004B100000385ABE03AB66AF40C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1:49:38.100000000</meta:creation-date>
    <dc:date>2015-12-21T11:55:43.289000000</dc:date>
    <meta:editing-duration>PT6M5S</meta:editing-duration>
    <meta:editing-cycles>1</meta:editing-cycles>
    <meta:document-statistic meta:table-count="0" meta:image-count="8" meta:object-count="0" meta:page-count="4" meta:paragraph-count="8" meta:word-count="8" meta:character-count="16" meta:non-whitespace-character-count="16"/>
    <meta:generator>LibreOffice/5.0.4.2$Windows_X86_64 LibreOffice_project/2b9802c1994aa0b7dc6079e128979269cf95bc78</meta:generator>
  </office:meta>
</office:document-meta>
</file>